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MonoNarrow" svg:font-family="InputMonoNarrow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font-size="10.5pt" fo:language="none" fo:country="none" fo:text-shadow="none" style:text-underline-style="none" style:text-underline-mode="continuous" style:text-overline-mode="continuous" style:text-line-through-mode="continuous" style:font-size-asian="10.5pt" style:language-asian="none" style:country-asian="none" style:font-size-complex="10.5pt" style:language-complex="none" style:country-complex="non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string" calcext:value-type="string">
            <text:p>First Loc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2*[.B3] - 1)*(2*[.B3] - 1) + 1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table:formula="of:=(2*[.B4] - 1)*(2*[.B4] - 1) + 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2*[.B5] - 1)*(2*[.B5] - 1) + 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2*[.B6] - 1)*(2*[.B6] - 1) + 1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2*[.B7] - 1)*(2*[.B7] - 1) + 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2*[.B8] - 1)*(2*[.B8] - 1) + 1" office:value-type="float" office:value="82" calcext:value-type="float">
            <text:p>82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c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First Lo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tor</text:p>
          </table:table-cell>
          <table:table-cell table:number-columns-repeated="2"/>
          <table:table-cell office:value-type="string" calcext:value-type="string">
            <text:p>Loc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First Lo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DOWN((SQRT([.B13]-1) + 1) /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DOWN(4 * ([.B13] - [.D13]) / [.E13])"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ROUNDDOWN((SQRT([.I13]) + 1) /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DOWN(4 * ([.I13] - [.K13]) / [.L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DOWN((SQRT([.B14]-1) + 1) /2)" office:value-type="float" office:value="1" calcext:value-type="float">
            <text:p>1</text:p>
          </table:table-cell>
          <table:table-cell table:formula="of:=(2*[.C14] - 1)*(2*[.C14] - 1) + 1" office:value-type="float" office:value="2" calcext:value-type="float">
            <text:p>2</text:p>
          </table:table-cell>
          <table:table-cell table:formula="of:=8*[.C14]" office:value-type="float" office:value="8" calcext:value-type="float">
            <text:p>8</text:p>
          </table:table-cell>
          <table:table-cell table:formula="of:=ROUNDDOWN(4 * ([.B14] - [.D14]) / [.E14])" office:value-type="float" office:value="0" calcext:value-type="float">
            <text:p>0</text:p>
          </table:table-cell>
          <table:table-cell office:value-type="string" calcext:value-type="string">
            <text:p>East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DOWN((SQRT([.I14]) + 1) /2)" office:value-type="float" office:value="1" calcext:value-type="float">
            <text:p>1</text:p>
          </table:table-cell>
          <table:table-cell table:formula="of:=(2*[.J14] - 1)*(2*[.J14] - 1)" office:value-type="float" office:value="1" calcext:value-type="float">
            <text:p>1</text:p>
          </table:table-cell>
          <table:table-cell table:formula="of:=8*[.J14]" office:value-type="float" office:value="8" calcext:value-type="float">
            <text:p>8</text:p>
          </table:table-cell>
          <table:table-cell table:formula="of:=ROUNDDOWN(4 * ([.I14] - [.K14]) / [.L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DOWN((SQRT([.B15]-1) + 1) /2)" office:value-type="float" office:value="1" calcext:value-type="float">
            <text:p>1</text:p>
          </table:table-cell>
          <table:table-cell table:formula="of:=(2*[.C15] - 1)*(2*[.C15] - 1) + 1" office:value-type="float" office:value="2" calcext:value-type="float">
            <text:p>2</text:p>
          </table:table-cell>
          <table:table-cell table:formula="of:=8*[.C15]" office:value-type="float" office:value="8" calcext:value-type="float">
            <text:p>8</text:p>
          </table:table-cell>
          <table:table-cell table:formula="of:=ROUNDDOWN(4 * ([.B15] - [.D15]) / [.E15])" office:value-type="float" office:value="0" calcext:value-type="float">
            <text:p>0</text:p>
          </table:table-cell>
          <table:table-cell office:value-type="string" calcext:value-type="string">
            <text:p>East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DOWN((SQRT([.I15]) + 1) /2)" office:value-type="float" office:value="1" calcext:value-type="float">
            <text:p>1</text:p>
          </table:table-cell>
          <table:table-cell table:formula="of:=(2*[.J15] - 1)*(2*[.J15] - 1)" office:value-type="float" office:value="1" calcext:value-type="float">
            <text:p>1</text:p>
          </table:table-cell>
          <table:table-cell table:formula="of:=8*[.J15]" office:value-type="float" office:value="8" calcext:value-type="float">
            <text:p>8</text:p>
          </table:table-cell>
          <table:table-cell table:formula="of:=ROUNDDOWN(4 * ([.I15] - [.K15]) / [.L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DOWN((SQRT([.B16]-1) + 1) /2)" office:value-type="float" office:value="1" calcext:value-type="float">
            <text:p>1</text:p>
          </table:table-cell>
          <table:table-cell table:formula="of:=(2*[.C16] - 1)*(2*[.C16] - 1) + 1" office:value-type="float" office:value="2" calcext:value-type="float">
            <text:p>2</text:p>
          </table:table-cell>
          <table:table-cell table:formula="of:=8*[.C16]" office:value-type="float" office:value="8" calcext:value-type="float">
            <text:p>8</text:p>
          </table:table-cell>
          <table:table-cell table:formula="of:=ROUNDDOWN(4 * ([.B16] - [.D16]) / [.E16])"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DOWN((SQRT([.I16]) + 1) /2)" office:value-type="float" office:value="1" calcext:value-type="float">
            <text:p>1</text:p>
          </table:table-cell>
          <table:table-cell table:formula="of:=(2*[.J16] - 1)*(2*[.J16] - 1)" office:value-type="float" office:value="1" calcext:value-type="float">
            <text:p>1</text:p>
          </table:table-cell>
          <table:table-cell table:formula="of:=8*[.J16]" office:value-type="float" office:value="8" calcext:value-type="float">
            <text:p>8</text:p>
          </table:table-cell>
          <table:table-cell table:formula="of:=ROUNDDOWN(4 * ([.I16] - [.K16]) / [.L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DOWN((SQRT([.B17]-1) + 1) /2)" office:value-type="float" office:value="1" calcext:value-type="float">
            <text:p>1</text:p>
          </table:table-cell>
          <table:table-cell table:formula="of:=(2*[.C17] - 1)*(2*[.C17] - 1) + 1" office:value-type="float" office:value="2" calcext:value-type="float">
            <text:p>2</text:p>
          </table:table-cell>
          <table:table-cell table:formula="of:=8*[.C17]" office:value-type="float" office:value="8" calcext:value-type="float">
            <text:p>8</text:p>
          </table:table-cell>
          <table:table-cell table:formula="of:=ROUNDDOWN(4 * ([.B17] - [.D17]) / [.E17])"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DOWN((SQRT([.I17]) + 1) /2)" office:value-type="float" office:value="1" calcext:value-type="float">
            <text:p>1</text:p>
          </table:table-cell>
          <table:table-cell table:formula="of:=(2*[.J17] - 1)*(2*[.J17] - 1)" office:value-type="float" office:value="1" calcext:value-type="float">
            <text:p>1</text:p>
          </table:table-cell>
          <table:table-cell table:formula="of:=8*[.J17]" office:value-type="float" office:value="8" calcext:value-type="float">
            <text:p>8</text:p>
          </table:table-cell>
          <table:table-cell table:formula="of:=ROUNDDOWN(4 * ([.I17] - [.K17]) / [.L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DOWN((SQRT([.B18]-1) + 1) /2)" office:value-type="float" office:value="1" calcext:value-type="float">
            <text:p>1</text:p>
          </table:table-cell>
          <table:table-cell table:formula="of:=(2*[.C18] - 1)*(2*[.C18] - 1) + 1" office:value-type="float" office:value="2" calcext:value-type="float">
            <text:p>2</text:p>
          </table:table-cell>
          <table:table-cell table:formula="of:=8*[.C18]" office:value-type="float" office:value="8" calcext:value-type="float">
            <text:p>8</text:p>
          </table:table-cell>
          <table:table-cell table:formula="of:=ROUNDDOWN(4 * ([.B18] - [.D18]) / [.E18])" office:value-type="float" office:value="2" calcext:value-type="float">
            <text:p>2</text:p>
          </table:table-cell>
          <table:table-cell office:value-type="string" calcext:value-type="string">
            <text:p>W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DOWN((SQRT([.I18]) + 1) /2)" office:value-type="float" office:value="1" calcext:value-type="float">
            <text:p>1</text:p>
          </table:table-cell>
          <table:table-cell table:formula="of:=(2*[.J18] - 1)*(2*[.J18] - 1)" office:value-type="float" office:value="1" calcext:value-type="float">
            <text:p>1</text:p>
          </table:table-cell>
          <table:table-cell table:formula="of:=8*[.J18]" office:value-type="float" office:value="8" calcext:value-type="float">
            <text:p>8</text:p>
          </table:table-cell>
          <table:table-cell table:formula="of:=ROUNDDOWN(4 * ([.I18] - [.K18]) / [.L1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DOWN((SQRT([.B19]-1) + 1) /2)" office:value-type="float" office:value="1" calcext:value-type="float">
            <text:p>1</text:p>
          </table:table-cell>
          <table:table-cell table:formula="of:=(2*[.C19] - 1)*(2*[.C19] - 1) + 1" office:value-type="float" office:value="2" calcext:value-type="float">
            <text:p>2</text:p>
          </table:table-cell>
          <table:table-cell table:formula="of:=8*[.C19]" office:value-type="float" office:value="8" calcext:value-type="float">
            <text:p>8</text:p>
          </table:table-cell>
          <table:table-cell table:formula="of:=ROUNDDOWN(4 * ([.B19] - [.D19]) / [.E19])" office:value-type="float" office:value="2" calcext:value-type="float">
            <text:p>2</text:p>
          </table:table-cell>
          <table:table-cell office:value-type="string" calcext:value-type="string">
            <text:p>W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DOWN((SQRT([.I19]) + 1) /2)" office:value-type="float" office:value="1" calcext:value-type="float">
            <text:p>1</text:p>
          </table:table-cell>
          <table:table-cell table:formula="of:=(2*[.J19] - 1)*(2*[.J19] - 1)" office:value-type="float" office:value="1" calcext:value-type="float">
            <text:p>1</text:p>
          </table:table-cell>
          <table:table-cell table:formula="of:=8*[.J19]" office:value-type="float" office:value="8" calcext:value-type="float">
            <text:p>8</text:p>
          </table:table-cell>
          <table:table-cell table:formula="of:=ROUNDDOWN(4 * ([.I19] - [.K19]) / [.L1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DOWN((SQRT([.B20]-1) + 1) /2)" office:value-type="float" office:value="1" calcext:value-type="float">
            <text:p>1</text:p>
          </table:table-cell>
          <table:table-cell table:formula="of:=(2*[.C20] - 1)*(2*[.C20] - 1) + 1" office:value-type="float" office:value="2" calcext:value-type="float">
            <text:p>2</text:p>
          </table:table-cell>
          <table:table-cell table:formula="of:=8*[.C20]" office:value-type="float" office:value="8" calcext:value-type="float">
            <text:p>8</text:p>
          </table:table-cell>
          <table:table-cell table:formula="of:=ROUNDDOWN(4 * ([.B20] - [.D20]) / [.E20])" office:value-type="float" office:value="3" calcext:value-type="float">
            <text:p>3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DOWN((SQRT([.I20]) + 1) /2)" office:value-type="float" office:value="1" calcext:value-type="float">
            <text:p>1</text:p>
          </table:table-cell>
          <table:table-cell table:formula="of:=(2*[.J20] - 1)*(2*[.J20] - 1)" office:value-type="float" office:value="1" calcext:value-type="float">
            <text:p>1</text:p>
          </table:table-cell>
          <table:table-cell table:formula="of:=8*[.J20]" office:value-type="float" office:value="8" calcext:value-type="float">
            <text:p>8</text:p>
          </table:table-cell>
          <table:table-cell table:formula="of:=ROUNDDOWN(4 * ([.I20] - [.K20]) / [.L2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DOWN((SQRT([.B21]-1) + 1) /2)" office:value-type="float" office:value="1" calcext:value-type="float">
            <text:p>1</text:p>
          </table:table-cell>
          <table:table-cell table:formula="of:=(2*[.C21] - 1)*(2*[.C21] - 1) + 1" office:value-type="float" office:value="2" calcext:value-type="float">
            <text:p>2</text:p>
          </table:table-cell>
          <table:table-cell table:formula="of:=8*[.C21]" office:value-type="float" office:value="8" calcext:value-type="float">
            <text:p>8</text:p>
          </table:table-cell>
          <table:table-cell table:formula="of:=ROUNDDOWN(4 * ([.B21] - [.D21]) / [.E21])" office:value-type="float" office:value="3" calcext:value-type="float">
            <text:p>3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DOWN((SQRT([.I21]) + 1) /2)" office:value-type="float" office:value="1" calcext:value-type="float">
            <text:p>1</text:p>
          </table:table-cell>
          <table:table-cell table:formula="of:=(2*[.J21] - 1)*(2*[.J21] - 1)" office:value-type="float" office:value="1" calcext:value-type="float">
            <text:p>1</text:p>
          </table:table-cell>
          <table:table-cell table:formula="of:=8*[.J21]" office:value-type="float" office:value="8" calcext:value-type="float">
            <text:p>8</text:p>
          </table:table-cell>
          <table:table-cell table:formula="of:=ROUNDDOWN(4 * ([.I21] - [.K21]) / [.L2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DOWN((SQRT([.B22]-1) + 1) /2)" office:value-type="float" office:value="2" calcext:value-type="float">
            <text:p>2</text:p>
          </table:table-cell>
          <table:table-cell table:formula="of:=(2*[.C22] - 1)*(2*[.C22] - 1) + 1" office:value-type="float" office:value="10" calcext:value-type="float">
            <text:p>10</text:p>
          </table:table-cell>
          <table:table-cell table:formula="of:=8*[.C22]" office:value-type="float" office:value="16" calcext:value-type="float">
            <text:p>16</text:p>
          </table:table-cell>
          <table:table-cell table:formula="of:=ROUNDDOWN(4 * ([.B22] - [.D22]) / [.E22])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ROUNDDOWN((SQRT([.I22]) + 1) /2)" office:value-type="float" office:value="2" calcext:value-type="float">
            <text:p>2</text:p>
          </table:table-cell>
          <table:table-cell table:formula="of:=(2*[.J22] - 1)*(2*[.J22] - 1)" office:value-type="float" office:value="9" calcext:value-type="float">
            <text:p>9</text:p>
          </table:table-cell>
          <table:table-cell table:formula="of:=8*[.J22]" office:value-type="float" office:value="16" calcext:value-type="float">
            <text:p>16</text:p>
          </table:table-cell>
          <table:table-cell table:formula="of:=ROUNDDOWN(4 * ([.I22] - [.K22]) / [.L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DOWN((SQRT([.B23]-1) + 1) /2)" office:value-type="float" office:value="2" calcext:value-type="float">
            <text:p>2</text:p>
          </table:table-cell>
          <table:table-cell table:formula="of:=(2*[.C23] - 1)*(2*[.C23] - 1) + 1" office:value-type="float" office:value="10" calcext:value-type="float">
            <text:p>10</text:p>
          </table:table-cell>
          <table:table-cell table:formula="of:=8*[.C23]" office:value-type="float" office:value="16" calcext:value-type="float">
            <text:p>16</text:p>
          </table:table-cell>
          <table:table-cell table:formula="of:=ROUNDDOWN(4 * ([.B23] - [.D23]) / [.E23]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DOWN((SQRT([.I23]) + 1) /2)" office:value-type="float" office:value="2" calcext:value-type="float">
            <text:p>2</text:p>
          </table:table-cell>
          <table:table-cell table:formula="of:=(2*[.J23] - 1)*(2*[.J23] - 1)" office:value-type="float" office:value="9" calcext:value-type="float">
            <text:p>9</text:p>
          </table:table-cell>
          <table:table-cell table:formula="of:=8*[.J23]" office:value-type="float" office:value="16" calcext:value-type="float">
            <text:p>16</text:p>
          </table:table-cell>
          <table:table-cell table:formula="of:=ROUNDDOWN(4 * ([.I23] - [.K23]) / [.L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DOWN((SQRT([.B24]-1) + 1) /2)" office:value-type="float" office:value="2" calcext:value-type="float">
            <text:p>2</text:p>
          </table:table-cell>
          <table:table-cell table:formula="of:=(2*[.C24] - 1)*(2*[.C24] - 1) + 1" office:value-type="float" office:value="10" calcext:value-type="float">
            <text:p>10</text:p>
          </table:table-cell>
          <table:table-cell table:formula="of:=8*[.C24]" office:value-type="float" office:value="16" calcext:value-type="float">
            <text:p>16</text:p>
          </table:table-cell>
          <table:table-cell table:formula="of:=ROUNDDOWN(4 * ([.B24] - [.D24]) / [.E24])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DOWN((SQRT([.I24]) + 1) /2)" office:value-type="float" office:value="2" calcext:value-type="float">
            <text:p>2</text:p>
          </table:table-cell>
          <table:table-cell table:formula="of:=(2*[.J24] - 1)*(2*[.J24] - 1)" office:value-type="float" office:value="9" calcext:value-type="float">
            <text:p>9</text:p>
          </table:table-cell>
          <table:table-cell table:formula="of:=8*[.J24]" office:value-type="float" office:value="16" calcext:value-type="float">
            <text:p>16</text:p>
          </table:table-cell>
          <table:table-cell table:formula="of:=ROUNDDOWN(4 * ([.I24] - [.K24]) / [.L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DOWN((SQRT([.B25]-1) + 1) /2)" office:value-type="float" office:value="2" calcext:value-type="float">
            <text:p>2</text:p>
          </table:table-cell>
          <table:table-cell table:formula="of:=(2*[.C25] - 1)*(2*[.C25] - 1) + 1" office:value-type="float" office:value="10" calcext:value-type="float">
            <text:p>10</text:p>
          </table:table-cell>
          <table:table-cell table:formula="of:=8*[.C25]" office:value-type="float" office:value="16" calcext:value-type="float">
            <text:p>16</text:p>
          </table:table-cell>
          <table:table-cell table:formula="of:=ROUNDDOWN(4 * ([.B25] - [.D25]) / [.E25])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DOWN((SQRT([.I25]) + 1) /2)" office:value-type="float" office:value="2" calcext:value-type="float">
            <text:p>2</text:p>
          </table:table-cell>
          <table:table-cell table:formula="of:=(2*[.J25] - 1)*(2*[.J25] - 1)" office:value-type="float" office:value="9" calcext:value-type="float">
            <text:p>9</text:p>
          </table:table-cell>
          <table:table-cell table:formula="of:=8*[.J25]" office:value-type="float" office:value="16" calcext:value-type="float">
            <text:p>16</text:p>
          </table:table-cell>
          <table:table-cell table:formula="of:=ROUNDDOWN(4 * ([.I25] - [.K25]) / [.L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DOWN((SQRT([.B26]-1) + 1) /2)" office:value-type="float" office:value="2" calcext:value-type="float">
            <text:p>2</text:p>
          </table:table-cell>
          <table:table-cell table:formula="of:=(2*[.C26] - 1)*(2*[.C26] - 1) + 1" office:value-type="float" office:value="10" calcext:value-type="float">
            <text:p>10</text:p>
          </table:table-cell>
          <table:table-cell table:formula="of:=8*[.C26]" office:value-type="float" office:value="16" calcext:value-type="float">
            <text:p>16</text:p>
          </table:table-cell>
          <table:table-cell table:formula="of:=ROUNDDOWN(4 * ([.B26] - [.D26]) / [.E26])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ROUNDDOWN((SQRT([.I26]) + 1) /2)" office:value-type="float" office:value="2" calcext:value-type="float">
            <text:p>2</text:p>
          </table:table-cell>
          <table:table-cell table:formula="of:=(2*[.J26] - 1)*(2*[.J26] - 1)" office:value-type="float" office:value="9" calcext:value-type="float">
            <text:p>9</text:p>
          </table:table-cell>
          <table:table-cell table:formula="of:=8*[.J26]" office:value-type="float" office:value="16" calcext:value-type="float">
            <text:p>16</text:p>
          </table:table-cell>
          <table:table-cell table:formula="of:=ROUNDDOWN(4 * ([.I26] - [.K26]) / [.L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DOWN((SQRT([.B27]-1) + 1) /2)" office:value-type="float" office:value="2" calcext:value-type="float">
            <text:p>2</text:p>
          </table:table-cell>
          <table:table-cell table:formula="of:=(2*[.C27] - 1)*(2*[.C27] - 1) + 1" office:value-type="float" office:value="10" calcext:value-type="float">
            <text:p>10</text:p>
          </table:table-cell>
          <table:table-cell table:formula="of:=8*[.C27]" office:value-type="float" office:value="16" calcext:value-type="float">
            <text:p>16</text:p>
          </table:table-cell>
          <table:table-cell table:formula="of:=ROUNDDOWN(4 * ([.B27] - [.D27]) / [.E27])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ROUNDDOWN((SQRT([.I27]) + 1) /2)" office:value-type="float" office:value="2" calcext:value-type="float">
            <text:p>2</text:p>
          </table:table-cell>
          <table:table-cell table:formula="of:=(2*[.J27] - 1)*(2*[.J27] - 1)" office:value-type="float" office:value="9" calcext:value-type="float">
            <text:p>9</text:p>
          </table:table-cell>
          <table:table-cell table:formula="of:=8*[.J27]" office:value-type="float" office:value="16" calcext:value-type="float">
            <text:p>16</text:p>
          </table:table-cell>
          <table:table-cell table:formula="of:=ROUNDDOWN(4 * ([.I27] - [.K27]) / [.L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DOWN((SQRT([.B28]-1) + 1) /2)" office:value-type="float" office:value="2" calcext:value-type="float">
            <text:p>2</text:p>
          </table:table-cell>
          <table:table-cell table:formula="of:=(2*[.C28] - 1)*(2*[.C28] - 1) + 1" office:value-type="float" office:value="10" calcext:value-type="float">
            <text:p>10</text:p>
          </table:table-cell>
          <table:table-cell table:formula="of:=8*[.C28]" office:value-type="float" office:value="16" calcext:value-type="float">
            <text:p>16</text:p>
          </table:table-cell>
          <table:table-cell table:formula="of:=ROUNDDOWN(4 * ([.B28] - [.D28]) / [.E28])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ROUNDDOWN((SQRT([.I28]) + 1) /2)" office:value-type="float" office:value="2" calcext:value-type="float">
            <text:p>2</text:p>
          </table:table-cell>
          <table:table-cell table:formula="of:=(2*[.J28] - 1)*(2*[.J28] - 1)" office:value-type="float" office:value="9" calcext:value-type="float">
            <text:p>9</text:p>
          </table:table-cell>
          <table:table-cell table:formula="of:=8*[.J28]" office:value-type="float" office:value="16" calcext:value-type="float">
            <text:p>16</text:p>
          </table:table-cell>
          <table:table-cell table:formula="of:=ROUNDDOWN(4 * ([.I28] - [.K28]) / [.L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OUNDDOWN((SQRT([.B29]-1) + 1) /2)" office:value-type="float" office:value="2" calcext:value-type="float">
            <text:p>2</text:p>
          </table:table-cell>
          <table:table-cell table:formula="of:=(2*[.C29] - 1)*(2*[.C29] - 1) + 1" office:value-type="float" office:value="10" calcext:value-type="float">
            <text:p>10</text:p>
          </table:table-cell>
          <table:table-cell table:formula="of:=8*[.C29]" office:value-type="float" office:value="16" calcext:value-type="float">
            <text:p>16</text:p>
          </table:table-cell>
          <table:table-cell table:formula="of:=ROUNDDOWN(4 * ([.B29] - [.D29]) / [.E29])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ROUNDDOWN((SQRT([.I29]) + 1) /2)" office:value-type="float" office:value="2" calcext:value-type="float">
            <text:p>2</text:p>
          </table:table-cell>
          <table:table-cell table:formula="of:=(2*[.J29] - 1)*(2*[.J29] - 1)" office:value-type="float" office:value="9" calcext:value-type="float">
            <text:p>9</text:p>
          </table:table-cell>
          <table:table-cell table:formula="of:=8*[.J29]" office:value-type="float" office:value="16" calcext:value-type="float">
            <text:p>16</text:p>
          </table:table-cell>
          <table:table-cell table:formula="of:=ROUNDDOWN(4 * ([.I29] - [.K29]) / [.L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DOWN((SQRT([.B30]-1) + 1) /2)" office:value-type="float" office:value="2" calcext:value-type="float">
            <text:p>2</text:p>
          </table:table-cell>
          <table:table-cell table:formula="of:=(2*[.C30] - 1)*(2*[.C30] - 1) + 1" office:value-type="float" office:value="10" calcext:value-type="float">
            <text:p>10</text:p>
          </table:table-cell>
          <table:table-cell table:formula="of:=8*[.C30]" office:value-type="float" office:value="16" calcext:value-type="float">
            <text:p>16</text:p>
          </table:table-cell>
          <table:table-cell table:formula="of:=ROUNDDOWN(4 * ([.B30] - [.D30]) / [.E30])"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ROUNDDOWN((SQRT([.I30]) + 1) /2)" office:value-type="float" office:value="2" calcext:value-type="float">
            <text:p>2</text:p>
          </table:table-cell>
          <table:table-cell table:formula="of:=(2*[.J30] - 1)*(2*[.J30] - 1)" office:value-type="float" office:value="9" calcext:value-type="float">
            <text:p>9</text:p>
          </table:table-cell>
          <table:table-cell table:formula="of:=8*[.J30]" office:value-type="float" office:value="16" calcext:value-type="float">
            <text:p>16</text:p>
          </table:table-cell>
          <table:table-cell table:formula="of:=ROUNDDOWN(4 * ([.I30] - [.K30]) / [.L3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DOWN((SQRT([.B31]-1) + 1) /2)" office:value-type="float" office:value="2" calcext:value-type="float">
            <text:p>2</text:p>
          </table:table-cell>
          <table:table-cell table:formula="of:=(2*[.C31] - 1)*(2*[.C31] - 1) + 1" office:value-type="float" office:value="10" calcext:value-type="float">
            <text:p>10</text:p>
          </table:table-cell>
          <table:table-cell table:formula="of:=8*[.C31]" office:value-type="float" office:value="16" calcext:value-type="float">
            <text:p>16</text:p>
          </table:table-cell>
          <table:table-cell table:formula="of:=ROUNDDOWN(4 * ([.B31] - [.D31]) / [.E31])"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DOWN((SQRT([.I31]) + 1) /2)" office:value-type="float" office:value="2" calcext:value-type="float">
            <text:p>2</text:p>
          </table:table-cell>
          <table:table-cell table:formula="of:=(2*[.J31] - 1)*(2*[.J31] - 1)" office:value-type="float" office:value="9" calcext:value-type="float">
            <text:p>9</text:p>
          </table:table-cell>
          <table:table-cell table:formula="of:=8*[.J31]" office:value-type="float" office:value="16" calcext:value-type="float">
            <text:p>16</text:p>
          </table:table-cell>
          <table:table-cell table:formula="of:=ROUNDDOWN(4 * ([.I31] - [.K31]) / [.L3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DOWN((SQRT([.B32]-1) + 1) /2)" office:value-type="float" office:value="2" calcext:value-type="float">
            <text:p>2</text:p>
          </table:table-cell>
          <table:table-cell table:formula="of:=(2*[.C32] - 1)*(2*[.C32] - 1) + 1" office:value-type="float" office:value="10" calcext:value-type="float">
            <text:p>10</text:p>
          </table:table-cell>
          <table:table-cell table:formula="of:=8*[.C32]" office:value-type="float" office:value="16" calcext:value-type="float">
            <text:p>16</text:p>
          </table:table-cell>
          <table:table-cell table:formula="of:=ROUNDDOWN(4 * ([.B32] - [.D32]) / [.E32])"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ROUNDDOWN((SQRT([.I32]) + 1) /2)" office:value-type="float" office:value="2" calcext:value-type="float">
            <text:p>2</text:p>
          </table:table-cell>
          <table:table-cell table:formula="of:=(2*[.J32] - 1)*(2*[.J32] - 1)" office:value-type="float" office:value="9" calcext:value-type="float">
            <text:p>9</text:p>
          </table:table-cell>
          <table:table-cell table:formula="of:=8*[.J32]" office:value-type="float" office:value="16" calcext:value-type="float">
            <text:p>16</text:p>
          </table:table-cell>
          <table:table-cell table:formula="of:=ROUNDDOWN(4 * ([.I32] - [.K32]) / [.L3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OUNDDOWN((SQRT([.B33]-1) + 1) /2)" office:value-type="float" office:value="2" calcext:value-type="float">
            <text:p>2</text:p>
          </table:table-cell>
          <table:table-cell table:formula="of:=(2*[.C33] - 1)*(2*[.C33] - 1) + 1" office:value-type="float" office:value="10" calcext:value-type="float">
            <text:p>10</text:p>
          </table:table-cell>
          <table:table-cell table:formula="of:=8*[.C33]" office:value-type="float" office:value="16" calcext:value-type="float">
            <text:p>16</text:p>
          </table:table-cell>
          <table:table-cell table:formula="of:=ROUNDDOWN(4 * ([.B33] - [.D33]) / [.E33])"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ROUNDDOWN((SQRT([.I33]) + 1) /2)" office:value-type="float" office:value="2" calcext:value-type="float">
            <text:p>2</text:p>
          </table:table-cell>
          <table:table-cell table:formula="of:=(2*[.J33] - 1)*(2*[.J33] - 1)" office:value-type="float" office:value="9" calcext:value-type="float">
            <text:p>9</text:p>
          </table:table-cell>
          <table:table-cell table:formula="of:=8*[.J33]" office:value-type="float" office:value="16" calcext:value-type="float">
            <text:p>16</text:p>
          </table:table-cell>
          <table:table-cell table:formula="of:=ROUNDDOWN(4 * ([.I33] - [.K33]) / [.L3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OUNDDOWN((SQRT([.B34]-1) + 1) /2)" office:value-type="float" office:value="2" calcext:value-type="float">
            <text:p>2</text:p>
          </table:table-cell>
          <table:table-cell table:formula="of:=(2*[.C34] - 1)*(2*[.C34] - 1) + 1" office:value-type="float" office:value="10" calcext:value-type="float">
            <text:p>10</text:p>
          </table:table-cell>
          <table:table-cell table:formula="of:=8*[.C34]" office:value-type="float" office:value="16" calcext:value-type="float">
            <text:p>16</text:p>
          </table:table-cell>
          <table:table-cell table:formula="of:=ROUNDDOWN(4 * ([.B34] - [.D34]) / [.E34])"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ROUNDDOWN((SQRT([.I34]) + 1) /2)" office:value-type="float" office:value="2" calcext:value-type="float">
            <text:p>2</text:p>
          </table:table-cell>
          <table:table-cell table:formula="of:=(2*[.J34] - 1)*(2*[.J34] - 1)" office:value-type="float" office:value="9" calcext:value-type="float">
            <text:p>9</text:p>
          </table:table-cell>
          <table:table-cell table:formula="of:=8*[.J34]" office:value-type="float" office:value="16" calcext:value-type="float">
            <text:p>16</text:p>
          </table:table-cell>
          <table:table-cell table:formula="of:=ROUNDDOWN(4 * ([.I34] - [.K34]) / [.L3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OUNDDOWN((SQRT([.B35]-1) + 1) /2)" office:value-type="float" office:value="2" calcext:value-type="float">
            <text:p>2</text:p>
          </table:table-cell>
          <table:table-cell table:formula="of:=(2*[.C35] - 1)*(2*[.C35] - 1) + 1" office:value-type="float" office:value="10" calcext:value-type="float">
            <text:p>10</text:p>
          </table:table-cell>
          <table:table-cell table:formula="of:=8*[.C35]" office:value-type="float" office:value="16" calcext:value-type="float">
            <text:p>16</text:p>
          </table:table-cell>
          <table:table-cell table:formula="of:=ROUNDDOWN(4 * ([.B35] - [.D35]) / [.E35])" office:value-type="float" office:value="3" calcext:value-type="float">
            <text:p>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ROUNDDOWN((SQRT([.I35]) + 1) /2)" office:value-type="float" office:value="2" calcext:value-type="float">
            <text:p>2</text:p>
          </table:table-cell>
          <table:table-cell table:formula="of:=(2*[.J35] - 1)*(2*[.J35] - 1)" office:value-type="float" office:value="9" calcext:value-type="float">
            <text:p>9</text:p>
          </table:table-cell>
          <table:table-cell table:formula="of:=8*[.J35]" office:value-type="float" office:value="16" calcext:value-type="float">
            <text:p>16</text:p>
          </table:table-cell>
          <table:table-cell table:formula="of:=ROUNDDOWN(4 * ([.I35] - [.K35]) / [.L3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OUNDDOWN((SQRT([.B36]-1) + 1) /2)" office:value-type="float" office:value="2" calcext:value-type="float">
            <text:p>2</text:p>
          </table:table-cell>
          <table:table-cell table:formula="of:=(2*[.C36] - 1)*(2*[.C36] - 1) + 1" office:value-type="float" office:value="10" calcext:value-type="float">
            <text:p>10</text:p>
          </table:table-cell>
          <table:table-cell table:formula="of:=8*[.C36]" office:value-type="float" office:value="16" calcext:value-type="float">
            <text:p>16</text:p>
          </table:table-cell>
          <table:table-cell table:formula="of:=ROUNDDOWN(4 * ([.B36] - [.D36]) / [.E36])"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ROUNDDOWN((SQRT([.I36]) + 1) /2)" office:value-type="float" office:value="2" calcext:value-type="float">
            <text:p>2</text:p>
          </table:table-cell>
          <table:table-cell table:formula="of:=(2*[.J36] - 1)*(2*[.J36] - 1)" office:value-type="float" office:value="9" calcext:value-type="float">
            <text:p>9</text:p>
          </table:table-cell>
          <table:table-cell table:formula="of:=8*[.J36]" office:value-type="float" office:value="16" calcext:value-type="float">
            <text:p>16</text:p>
          </table:table-cell>
          <table:table-cell table:formula="of:=ROUNDDOWN(4 * ([.I36] - [.K36]) / [.L36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OUNDDOWN((SQRT([.B37]-1) + 1) /2)" office:value-type="float" office:value="2" calcext:value-type="float">
            <text:p>2</text:p>
          </table:table-cell>
          <table:table-cell table:formula="of:=(2*[.C37] - 1)*(2*[.C37] - 1) + 1" office:value-type="float" office:value="10" calcext:value-type="float">
            <text:p>10</text:p>
          </table:table-cell>
          <table:table-cell table:formula="of:=8*[.C37]" office:value-type="float" office:value="16" calcext:value-type="float">
            <text:p>16</text:p>
          </table:table-cell>
          <table:table-cell table:formula="of:=ROUNDDOWN(4 * ([.B37] - [.D37]) / [.E37])"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DOWN((SQRT([.I37]) + 1) /2)" office:value-type="float" office:value="2" calcext:value-type="float">
            <text:p>2</text:p>
          </table:table-cell>
          <table:table-cell table:formula="of:=(2*[.J37] - 1)*(2*[.J37] - 1)" office:value-type="float" office:value="9" calcext:value-type="float">
            <text:p>9</text:p>
          </table:table-cell>
          <table:table-cell table:formula="of:=8*[.J37]" office:value-type="float" office:value="16" calcext:value-type="float">
            <text:p>16</text:p>
          </table:table-cell>
          <table:table-cell table:formula="of:=ROUNDDOWN(4 * ([.I37] - [.K37]) / [.L37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OUNDDOWN((SQRT([.B38]-1) + 1) /2)" office:value-type="float" office:value="3" calcext:value-type="float">
            <text:p>3</text:p>
          </table:table-cell>
          <table:table-cell table:formula="of:=(2*[.C38] - 1)*(2*[.C38] - 1) + 1" office:value-type="float" office:value="26" calcext:value-type="float">
            <text:p>26</text:p>
          </table:table-cell>
          <table:table-cell table:formula="of:=8*[.C38]" office:value-type="float" office:value="24" calcext:value-type="float">
            <text:p>24</text:p>
          </table:table-cell>
          <table:table-cell table:formula="of:=ROUNDDOWN(4 * ([.B38] - [.D38]) / [.E38])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ROUNDDOWN((SQRT([.I38]) + 1) /2)" office:value-type="float" office:value="3" calcext:value-type="float">
            <text:p>3</text:p>
          </table:table-cell>
          <table:table-cell table:formula="of:=(2*[.J38] - 1)*(2*[.J38] - 1)" office:value-type="float" office:value="25" calcext:value-type="float">
            <text:p>25</text:p>
          </table:table-cell>
          <table:table-cell table:formula="of:=8*[.J38]" office:value-type="float" office:value="24" calcext:value-type="float">
            <text:p>24</text:p>
          </table:table-cell>
          <table:table-cell table:formula="of:=ROUNDDOWN(4 * ([.I38] - [.K38]) / [.L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OUNDDOWN((SQRT([.B39]-1) + 1) /2)" office:value-type="float" office:value="3" calcext:value-type="float">
            <text:p>3</text:p>
          </table:table-cell>
          <table:table-cell table:formula="of:=(2*[.C39] - 1)*(2*[.C39] - 1) + 1" office:value-type="float" office:value="26" calcext:value-type="float">
            <text:p>26</text:p>
          </table:table-cell>
          <table:table-cell table:formula="of:=8*[.C39]" office:value-type="float" office:value="24" calcext:value-type="float">
            <text:p>24</text:p>
          </table:table-cell>
          <table:table-cell table:formula="of:=ROUNDDOWN(4 * ([.B39] - [.D39]) / [.E39])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ROUNDDOWN((SQRT([.I39]) + 1) /2)" office:value-type="float" office:value="3" calcext:value-type="float">
            <text:p>3</text:p>
          </table:table-cell>
          <table:table-cell table:formula="of:=(2*[.J39] - 1)*(2*[.J39] - 1)" office:value-type="float" office:value="25" calcext:value-type="float">
            <text:p>25</text:p>
          </table:table-cell>
          <table:table-cell table:formula="of:=8*[.J39]" office:value-type="float" office:value="24" calcext:value-type="float">
            <text:p>24</text:p>
          </table:table-cell>
          <table:table-cell table:formula="of:=ROUNDDOWN(4 * ([.I39] - [.K39]) / [.L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OUNDDOWN((SQRT([.B40]-1) + 1) /2)" office:value-type="float" office:value="3" calcext:value-type="float">
            <text:p>3</text:p>
          </table:table-cell>
          <table:table-cell table:formula="of:=(2*[.C40] - 1)*(2*[.C40] - 1) + 1" office:value-type="float" office:value="26" calcext:value-type="float">
            <text:p>26</text:p>
          </table:table-cell>
          <table:table-cell table:formula="of:=8*[.C40]" office:value-type="float" office:value="24" calcext:value-type="float">
            <text:p>24</text:p>
          </table:table-cell>
          <table:table-cell table:formula="of:=ROUNDDOWN(4 * ([.B40] - [.D40]) / [.E40])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ROUNDDOWN((SQRT([.I40]) + 1) /2)" office:value-type="float" office:value="3" calcext:value-type="float">
            <text:p>3</text:p>
          </table:table-cell>
          <table:table-cell table:formula="of:=(2*[.J40] - 1)*(2*[.J40] - 1)" office:value-type="float" office:value="25" calcext:value-type="float">
            <text:p>25</text:p>
          </table:table-cell>
          <table:table-cell table:formula="of:=8*[.J40]" office:value-type="float" office:value="24" calcext:value-type="float">
            <text:p>24</text:p>
          </table:table-cell>
          <table:table-cell table:formula="of:=ROUNDDOWN(4 * ([.I40] - [.K40]) / [.L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OUNDDOWN((SQRT([.B41]-1) + 1) /2)" office:value-type="float" office:value="3" calcext:value-type="float">
            <text:p>3</text:p>
          </table:table-cell>
          <table:table-cell table:formula="of:=(2*[.C41] - 1)*(2*[.C41] - 1) + 1" office:value-type="float" office:value="26" calcext:value-type="float">
            <text:p>26</text:p>
          </table:table-cell>
          <table:table-cell table:formula="of:=8*[.C41]" office:value-type="float" office:value="24" calcext:value-type="float">
            <text:p>24</text:p>
          </table:table-cell>
          <table:table-cell table:formula="of:=ROUNDDOWN(4 * ([.B41] - [.D41]) / [.E41])"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ROUNDDOWN((SQRT([.I41]) + 1) /2)" office:value-type="float" office:value="3" calcext:value-type="float">
            <text:p>3</text:p>
          </table:table-cell>
          <table:table-cell table:formula="of:=(2*[.J41] - 1)*(2*[.J41] - 1)" office:value-type="float" office:value="25" calcext:value-type="float">
            <text:p>25</text:p>
          </table:table-cell>
          <table:table-cell table:formula="of:=8*[.J41]" office:value-type="float" office:value="24" calcext:value-type="float">
            <text:p>24</text:p>
          </table:table-cell>
          <table:table-cell table:formula="of:=ROUNDDOWN(4 * ([.I41] - [.K41]) / [.L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DOWN((SQRT([.B42]-1) + 1) /2)" office:value-type="float" office:value="3" calcext:value-type="float">
            <text:p>3</text:p>
          </table:table-cell>
          <table:table-cell table:formula="of:=(2*[.C42] - 1)*(2*[.C42] - 1) + 1" office:value-type="float" office:value="26" calcext:value-type="float">
            <text:p>26</text:p>
          </table:table-cell>
          <table:table-cell table:formula="of:=8*[.C42]" office:value-type="float" office:value="24" calcext:value-type="float">
            <text:p>24</text:p>
          </table:table-cell>
          <table:table-cell table:formula="of:=ROUNDDOWN(4 * ([.B42] - [.D42]) / [.E42])"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ROUNDDOWN((SQRT([.I42]) + 1) /2)" office:value-type="float" office:value="3" calcext:value-type="float">
            <text:p>3</text:p>
          </table:table-cell>
          <table:table-cell table:formula="of:=(2*[.J42] - 1)*(2*[.J42] - 1)" office:value-type="float" office:value="25" calcext:value-type="float">
            <text:p>25</text:p>
          </table:table-cell>
          <table:table-cell table:formula="of:=8*[.J42]" office:value-type="float" office:value="24" calcext:value-type="float">
            <text:p>24</text:p>
          </table:table-cell>
          <table:table-cell table:formula="of:=ROUNDDOWN(4 * ([.I42] - [.K42]) / [.L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ROUNDDOWN((SQRT([.B43]-1) + 1) /2)" office:value-type="float" office:value="3" calcext:value-type="float">
            <text:p>3</text:p>
          </table:table-cell>
          <table:table-cell table:formula="of:=(2*[.C43] - 1)*(2*[.C43] - 1) + 1" office:value-type="float" office:value="26" calcext:value-type="float">
            <text:p>26</text:p>
          </table:table-cell>
          <table:table-cell table:formula="of:=8*[.C43]" office:value-type="float" office:value="24" calcext:value-type="float">
            <text:p>24</text:p>
          </table:table-cell>
          <table:table-cell table:formula="of:=ROUNDDOWN(4 * ([.B43] - [.D43]) / [.E43])"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ROUNDDOWN((SQRT([.I43]) + 1) /2)" office:value-type="float" office:value="3" calcext:value-type="float">
            <text:p>3</text:p>
          </table:table-cell>
          <table:table-cell table:formula="of:=(2*[.J43] - 1)*(2*[.J43] - 1)" office:value-type="float" office:value="25" calcext:value-type="float">
            <text:p>25</text:p>
          </table:table-cell>
          <table:table-cell table:formula="of:=8*[.J43]" office:value-type="float" office:value="24" calcext:value-type="float">
            <text:p>24</text:p>
          </table:table-cell>
          <table:table-cell table:formula="of:=ROUNDDOWN(4 * ([.I43] - [.K43]) / [.L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ROUNDDOWN((SQRT([.B44]-1) + 1) /2)" office:value-type="float" office:value="3" calcext:value-type="float">
            <text:p>3</text:p>
          </table:table-cell>
          <table:table-cell table:formula="of:=(2*[.C44] - 1)*(2*[.C44] - 1) + 1" office:value-type="float" office:value="26" calcext:value-type="float">
            <text:p>26</text:p>
          </table:table-cell>
          <table:table-cell table:formula="of:=8*[.C44]" office:value-type="float" office:value="24" calcext:value-type="float">
            <text:p>24</text:p>
          </table:table-cell>
          <table:table-cell table:formula="of:=ROUNDDOWN(4 * ([.B44] - [.D44]) / [.E44])"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ROUNDDOWN((SQRT([.I44]) + 1) /2)" office:value-type="float" office:value="3" calcext:value-type="float">
            <text:p>3</text:p>
          </table:table-cell>
          <table:table-cell table:formula="of:=(2*[.J44] - 1)*(2*[.J44] - 1)" office:value-type="float" office:value="25" calcext:value-type="float">
            <text:p>25</text:p>
          </table:table-cell>
          <table:table-cell table:formula="of:=8*[.J44]" office:value-type="float" office:value="24" calcext:value-type="float">
            <text:p>24</text:p>
          </table:table-cell>
          <table:table-cell table:formula="of:=ROUNDDOWN(4 * ([.I44] - [.K44]) / [.L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ROUNDDOWN((SQRT([.B45]-1) + 1) /2)" office:value-type="float" office:value="3" calcext:value-type="float">
            <text:p>3</text:p>
          </table:table-cell>
          <table:table-cell table:formula="of:=(2*[.C45] - 1)*(2*[.C45] - 1) + 1" office:value-type="float" office:value="26" calcext:value-type="float">
            <text:p>26</text:p>
          </table:table-cell>
          <table:table-cell table:formula="of:=8*[.C45]" office:value-type="float" office:value="24" calcext:value-type="float">
            <text:p>24</text:p>
          </table:table-cell>
          <table:table-cell table:formula="of:=ROUNDDOWN(4 * ([.B45] - [.D45]) / [.E45])"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ROUNDDOWN((SQRT([.I45]) + 1) /2)" office:value-type="float" office:value="3" calcext:value-type="float">
            <text:p>3</text:p>
          </table:table-cell>
          <table:table-cell table:formula="of:=(2*[.J45] - 1)*(2*[.J45] - 1)" office:value-type="float" office:value="25" calcext:value-type="float">
            <text:p>25</text:p>
          </table:table-cell>
          <table:table-cell table:formula="of:=8*[.J45]" office:value-type="float" office:value="24" calcext:value-type="float">
            <text:p>24</text:p>
          </table:table-cell>
          <table:table-cell table:formula="of:=ROUNDDOWN(4 * ([.I45] - [.K45]) / [.L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ROUNDDOWN((SQRT([.B46]-1) + 1) /2)" office:value-type="float" office:value="3" calcext:value-type="float">
            <text:p>3</text:p>
          </table:table-cell>
          <table:table-cell table:formula="of:=(2*[.C46] - 1)*(2*[.C46] - 1) + 1" office:value-type="float" office:value="26" calcext:value-type="float">
            <text:p>26</text:p>
          </table:table-cell>
          <table:table-cell table:formula="of:=8*[.C46]" office:value-type="float" office:value="24" calcext:value-type="float">
            <text:p>24</text:p>
          </table:table-cell>
          <table:table-cell table:formula="of:=ROUNDDOWN(4 * ([.B46] - [.D46]) / [.E46])"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ROUNDDOWN((SQRT([.I46]) + 1) /2)" office:value-type="float" office:value="3" calcext:value-type="float">
            <text:p>3</text:p>
          </table:table-cell>
          <table:table-cell table:formula="of:=(2*[.J46] - 1)*(2*[.J46] - 1)" office:value-type="float" office:value="25" calcext:value-type="float">
            <text:p>25</text:p>
          </table:table-cell>
          <table:table-cell table:formula="of:=8*[.J46]" office:value-type="float" office:value="24" calcext:value-type="float">
            <text:p>24</text:p>
          </table:table-cell>
          <table:table-cell table:formula="of:=ROUNDDOWN(4 * ([.I46] - [.K46]) / [.L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ROUNDDOWN((SQRT([.B47]-1) + 1) /2)" office:value-type="float" office:value="3" calcext:value-type="float">
            <text:p>3</text:p>
          </table:table-cell>
          <table:table-cell table:formula="of:=(2*[.C47] - 1)*(2*[.C47] - 1) + 1" office:value-type="float" office:value="26" calcext:value-type="float">
            <text:p>26</text:p>
          </table:table-cell>
          <table:table-cell table:formula="of:=8*[.C47]" office:value-type="float" office:value="24" calcext:value-type="float">
            <text:p>24</text:p>
          </table:table-cell>
          <table:table-cell table:formula="of:=ROUNDDOWN(4 * ([.B47] - [.D47]) / [.E47])"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ROUNDDOWN((SQRT([.I47]) + 1) /2)" office:value-type="float" office:value="3" calcext:value-type="float">
            <text:p>3</text:p>
          </table:table-cell>
          <table:table-cell table:formula="of:=(2*[.J47] - 1)*(2*[.J47] - 1)" office:value-type="float" office:value="25" calcext:value-type="float">
            <text:p>25</text:p>
          </table:table-cell>
          <table:table-cell table:formula="of:=8*[.J47]" office:value-type="float" office:value="24" calcext:value-type="float">
            <text:p>24</text:p>
          </table:table-cell>
          <table:table-cell table:formula="of:=ROUNDDOWN(4 * ([.I47] - [.K47]) / [.L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ROUNDDOWN((SQRT([.B48]-1) + 1) /2)" office:value-type="float" office:value="3" calcext:value-type="float">
            <text:p>3</text:p>
          </table:table-cell>
          <table:table-cell table:formula="of:=(2*[.C48] - 1)*(2*[.C48] - 1) + 1" office:value-type="float" office:value="26" calcext:value-type="float">
            <text:p>26</text:p>
          </table:table-cell>
          <table:table-cell table:formula="of:=8*[.C48]" office:value-type="float" office:value="24" calcext:value-type="float">
            <text:p>24</text:p>
          </table:table-cell>
          <table:table-cell table:formula="of:=ROUNDDOWN(4 * ([.B48] - [.D48]) / [.E48])"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ROUNDDOWN((SQRT([.I48]) + 1) /2)" office:value-type="float" office:value="3" calcext:value-type="float">
            <text:p>3</text:p>
          </table:table-cell>
          <table:table-cell table:formula="of:=(2*[.J48] - 1)*(2*[.J48] - 1)" office:value-type="float" office:value="25" calcext:value-type="float">
            <text:p>25</text:p>
          </table:table-cell>
          <table:table-cell table:formula="of:=8*[.J48]" office:value-type="float" office:value="24" calcext:value-type="float">
            <text:p>24</text:p>
          </table:table-cell>
          <table:table-cell table:formula="of:=ROUNDDOWN(4 * ([.I48] - [.K48]) / [.L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ROUNDDOWN((SQRT([.B49]-1) + 1) /2)" office:value-type="float" office:value="3" calcext:value-type="float">
            <text:p>3</text:p>
          </table:table-cell>
          <table:table-cell table:formula="of:=(2*[.C49] - 1)*(2*[.C49] - 1) + 1" office:value-type="float" office:value="26" calcext:value-type="float">
            <text:p>26</text:p>
          </table:table-cell>
          <table:table-cell table:formula="of:=8*[.C49]" office:value-type="float" office:value="24" calcext:value-type="float">
            <text:p>24</text:p>
          </table:table-cell>
          <table:table-cell table:formula="of:=ROUNDDOWN(4 * ([.B49] - [.D49]) / [.E49])"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ROUNDDOWN((SQRT([.I49]) + 1) /2)" office:value-type="float" office:value="3" calcext:value-type="float">
            <text:p>3</text:p>
          </table:table-cell>
          <table:table-cell table:formula="of:=(2*[.J49] - 1)*(2*[.J49] - 1)" office:value-type="float" office:value="25" calcext:value-type="float">
            <text:p>25</text:p>
          </table:table-cell>
          <table:table-cell table:formula="of:=8*[.J49]" office:value-type="float" office:value="24" calcext:value-type="float">
            <text:p>24</text:p>
          </table:table-cell>
          <table:table-cell table:formula="of:=ROUNDDOWN(4 * ([.I49] - [.K49]) / [.L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ROUNDDOWN((SQRT([.B50]-1) + 1) /2)" office:value-type="float" office:value="3" calcext:value-type="float">
            <text:p>3</text:p>
          </table:table-cell>
          <table:table-cell table:formula="of:=(2*[.C50] - 1)*(2*[.C50] - 1) + 1" office:value-type="float" office:value="26" calcext:value-type="float">
            <text:p>26</text:p>
          </table:table-cell>
          <table:table-cell table:formula="of:=8*[.C50]" office:value-type="float" office:value="24" calcext:value-type="float">
            <text:p>24</text:p>
          </table:table-cell>
          <table:table-cell table:formula="of:=ROUNDDOWN(4 * ([.B50] - [.D50]) / [.E50])"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ROUNDDOWN((SQRT([.I50]) + 1) /2)" office:value-type="float" office:value="3" calcext:value-type="float">
            <text:p>3</text:p>
          </table:table-cell>
          <table:table-cell table:formula="of:=(2*[.J50] - 1)*(2*[.J50] - 1)" office:value-type="float" office:value="25" calcext:value-type="float">
            <text:p>25</text:p>
          </table:table-cell>
          <table:table-cell table:formula="of:=8*[.J50]" office:value-type="float" office:value="24" calcext:value-type="float">
            <text:p>24</text:p>
          </table:table-cell>
          <table:table-cell table:formula="of:=ROUNDDOWN(4 * ([.I50] - [.K50]) / [.L5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ROUNDDOWN((SQRT([.B51]-1) + 1) /2)" office:value-type="float" office:value="3" calcext:value-type="float">
            <text:p>3</text:p>
          </table:table-cell>
          <table:table-cell table:formula="of:=(2*[.C51] - 1)*(2*[.C51] - 1) + 1" office:value-type="float" office:value="26" calcext:value-type="float">
            <text:p>26</text:p>
          </table:table-cell>
          <table:table-cell table:formula="of:=8*[.C51]" office:value-type="float" office:value="24" calcext:value-type="float">
            <text:p>24</text:p>
          </table:table-cell>
          <table:table-cell table:formula="of:=ROUNDDOWN(4 * ([.B51] - [.D51]) / [.E51])"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ROUNDDOWN((SQRT([.I51]) + 1) /2)" office:value-type="float" office:value="3" calcext:value-type="float">
            <text:p>3</text:p>
          </table:table-cell>
          <table:table-cell table:formula="of:=(2*[.J51] - 1)*(2*[.J51] - 1)" office:value-type="float" office:value="25" calcext:value-type="float">
            <text:p>25</text:p>
          </table:table-cell>
          <table:table-cell table:formula="of:=8*[.J51]" office:value-type="float" office:value="24" calcext:value-type="float">
            <text:p>24</text:p>
          </table:table-cell>
          <table:table-cell table:formula="of:=ROUNDDOWN(4 * ([.I51] - [.K51]) / [.L5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OUNDDOWN((SQRT([.B52]-1) + 1) /2)" office:value-type="float" office:value="3" calcext:value-type="float">
            <text:p>3</text:p>
          </table:table-cell>
          <table:table-cell table:formula="of:=(2*[.C52] - 1)*(2*[.C52] - 1) + 1" office:value-type="float" office:value="26" calcext:value-type="float">
            <text:p>26</text:p>
          </table:table-cell>
          <table:table-cell table:formula="of:=8*[.C52]" office:value-type="float" office:value="24" calcext:value-type="float">
            <text:p>24</text:p>
          </table:table-cell>
          <table:table-cell table:formula="of:=ROUNDDOWN(4 * ([.B52] - [.D52]) / [.E52])" office:value-type="float" office:value="2" calcext:value-type="float">
            <text:p>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ROUNDDOWN((SQRT([.I52]) + 1) /2)" office:value-type="float" office:value="3" calcext:value-type="float">
            <text:p>3</text:p>
          </table:table-cell>
          <table:table-cell table:formula="of:=(2*[.J52] - 1)*(2*[.J52] - 1)" office:value-type="float" office:value="25" calcext:value-type="float">
            <text:p>25</text:p>
          </table:table-cell>
          <table:table-cell table:formula="of:=8*[.J52]" office:value-type="float" office:value="24" calcext:value-type="float">
            <text:p>24</text:p>
          </table:table-cell>
          <table:table-cell table:formula="of:=ROUNDDOWN(4 * ([.I52] - [.K52]) / [.L5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ROUNDDOWN((SQRT([.B53]-1) + 1) /2)" office:value-type="float" office:value="3" calcext:value-type="float">
            <text:p>3</text:p>
          </table:table-cell>
          <table:table-cell table:formula="of:=(2*[.C53] - 1)*(2*[.C53] - 1) + 1" office:value-type="float" office:value="26" calcext:value-type="float">
            <text:p>26</text:p>
          </table:table-cell>
          <table:table-cell table:formula="of:=8*[.C53]" office:value-type="float" office:value="24" calcext:value-type="float">
            <text:p>24</text:p>
          </table:table-cell>
          <table:table-cell table:formula="of:=ROUNDDOWN(4 * ([.B53] - [.D53]) / [.E53])"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ROUNDDOWN((SQRT([.I53]) + 1) /2)" office:value-type="float" office:value="3" calcext:value-type="float">
            <text:p>3</text:p>
          </table:table-cell>
          <table:table-cell table:formula="of:=(2*[.J53] - 1)*(2*[.J53] - 1)" office:value-type="float" office:value="25" calcext:value-type="float">
            <text:p>25</text:p>
          </table:table-cell>
          <table:table-cell table:formula="of:=8*[.J53]" office:value-type="float" office:value="24" calcext:value-type="float">
            <text:p>24</text:p>
          </table:table-cell>
          <table:table-cell table:formula="of:=ROUNDDOWN(4 * ([.I53] - [.K53]) / [.L5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ROUNDDOWN((SQRT([.B54]-1) + 1) /2)" office:value-type="float" office:value="3" calcext:value-type="float">
            <text:p>3</text:p>
          </table:table-cell>
          <table:table-cell table:formula="of:=(2*[.C54] - 1)*(2*[.C54] - 1) + 1" office:value-type="float" office:value="26" calcext:value-type="float">
            <text:p>26</text:p>
          </table:table-cell>
          <table:table-cell table:formula="of:=8*[.C54]" office:value-type="float" office:value="24" calcext:value-type="float">
            <text:p>24</text:p>
          </table:table-cell>
          <table:table-cell table:formula="of:=ROUNDDOWN(4 * ([.B54] - [.D54]) / [.E54])" office:value-type="float" office:value="2" calcext:value-type="float">
            <text:p>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ROUNDDOWN((SQRT([.I54]) + 1) /2)" office:value-type="float" office:value="3" calcext:value-type="float">
            <text:p>3</text:p>
          </table:table-cell>
          <table:table-cell table:formula="of:=(2*[.J54] - 1)*(2*[.J54] - 1)" office:value-type="float" office:value="25" calcext:value-type="float">
            <text:p>25</text:p>
          </table:table-cell>
          <table:table-cell table:formula="of:=8*[.J54]" office:value-type="float" office:value="24" calcext:value-type="float">
            <text:p>24</text:p>
          </table:table-cell>
          <table:table-cell table:formula="of:=ROUNDDOWN(4 * ([.I54] - [.K54]) / [.L5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ROUNDDOWN((SQRT([.B55]-1) + 1) /2)" office:value-type="float" office:value="3" calcext:value-type="float">
            <text:p>3</text:p>
          </table:table-cell>
          <table:table-cell table:formula="of:=(2*[.C55] - 1)*(2*[.C55] - 1) + 1" office:value-type="float" office:value="26" calcext:value-type="float">
            <text:p>26</text:p>
          </table:table-cell>
          <table:table-cell table:formula="of:=8*[.C55]" office:value-type="float" office:value="24" calcext:value-type="float">
            <text:p>24</text:p>
          </table:table-cell>
          <table:table-cell table:formula="of:=ROUNDDOWN(4 * ([.B55] - [.D55]) / [.E55])"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ROUNDDOWN((SQRT([.I55]) + 1) /2)" office:value-type="float" office:value="3" calcext:value-type="float">
            <text:p>3</text:p>
          </table:table-cell>
          <table:table-cell table:formula="of:=(2*[.J55] - 1)*(2*[.J55] - 1)" office:value-type="float" office:value="25" calcext:value-type="float">
            <text:p>25</text:p>
          </table:table-cell>
          <table:table-cell table:formula="of:=8*[.J55]" office:value-type="float" office:value="24" calcext:value-type="float">
            <text:p>24</text:p>
          </table:table-cell>
          <table:table-cell table:formula="of:=ROUNDDOWN(4 * ([.I55] - [.K55]) / [.L5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ROUNDDOWN((SQRT([.B56]-1) + 1) /2)" office:value-type="float" office:value="3" calcext:value-type="float">
            <text:p>3</text:p>
          </table:table-cell>
          <table:table-cell table:formula="of:=(2*[.C56] - 1)*(2*[.C56] - 1) + 1" office:value-type="float" office:value="26" calcext:value-type="float">
            <text:p>26</text:p>
          </table:table-cell>
          <table:table-cell table:formula="of:=8*[.C56]" office:value-type="float" office:value="24" calcext:value-type="float">
            <text:p>24</text:p>
          </table:table-cell>
          <table:table-cell table:formula="of:=ROUNDDOWN(4 * ([.B56] - [.D56]) / [.E56])"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ROUNDDOWN((SQRT([.I56]) + 1) /2)" office:value-type="float" office:value="3" calcext:value-type="float">
            <text:p>3</text:p>
          </table:table-cell>
          <table:table-cell table:formula="of:=(2*[.J56] - 1)*(2*[.J56] - 1)" office:value-type="float" office:value="25" calcext:value-type="float">
            <text:p>25</text:p>
          </table:table-cell>
          <table:table-cell table:formula="of:=8*[.J56]" office:value-type="float" office:value="24" calcext:value-type="float">
            <text:p>24</text:p>
          </table:table-cell>
          <table:table-cell table:formula="of:=ROUNDDOWN(4 * ([.I56] - [.K56]) / [.L56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OUNDDOWN((SQRT([.B57]-1) + 1) /2)" office:value-type="float" office:value="3" calcext:value-type="float">
            <text:p>3</text:p>
          </table:table-cell>
          <table:table-cell table:formula="of:=(2*[.C57] - 1)*(2*[.C57] - 1) + 1" office:value-type="float" office:value="26" calcext:value-type="float">
            <text:p>26</text:p>
          </table:table-cell>
          <table:table-cell table:formula="of:=8*[.C57]" office:value-type="float" office:value="24" calcext:value-type="float">
            <text:p>24</text:p>
          </table:table-cell>
          <table:table-cell table:formula="of:=ROUNDDOWN(4 * ([.B57] - [.D57]) / [.E57])"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ROUNDDOWN((SQRT([.I57]) + 1) /2)" office:value-type="float" office:value="3" calcext:value-type="float">
            <text:p>3</text:p>
          </table:table-cell>
          <table:table-cell table:formula="of:=(2*[.J57] - 1)*(2*[.J57] - 1)" office:value-type="float" office:value="25" calcext:value-type="float">
            <text:p>25</text:p>
          </table:table-cell>
          <table:table-cell table:formula="of:=8*[.J57]" office:value-type="float" office:value="24" calcext:value-type="float">
            <text:p>24</text:p>
          </table:table-cell>
          <table:table-cell table:formula="of:=ROUNDDOWN(4 * ([.I57] - [.K57]) / [.L57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ROUNDDOWN((SQRT([.B58]-1) + 1) /2)" office:value-type="float" office:value="3" calcext:value-type="float">
            <text:p>3</text:p>
          </table:table-cell>
          <table:table-cell table:formula="of:=(2*[.C58] - 1)*(2*[.C58] - 1) + 1" office:value-type="float" office:value="26" calcext:value-type="float">
            <text:p>26</text:p>
          </table:table-cell>
          <table:table-cell table:formula="of:=8*[.C58]" office:value-type="float" office:value="24" calcext:value-type="float">
            <text:p>24</text:p>
          </table:table-cell>
          <table:table-cell table:formula="of:=ROUNDDOWN(4 * ([.B58] - [.D58]) / [.E58])"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ROUNDDOWN((SQRT([.I58]) + 1) /2)" office:value-type="float" office:value="3" calcext:value-type="float">
            <text:p>3</text:p>
          </table:table-cell>
          <table:table-cell table:formula="of:=(2*[.J58] - 1)*(2*[.J58] - 1)" office:value-type="float" office:value="25" calcext:value-type="float">
            <text:p>25</text:p>
          </table:table-cell>
          <table:table-cell table:formula="of:=8*[.J58]" office:value-type="float" office:value="24" calcext:value-type="float">
            <text:p>24</text:p>
          </table:table-cell>
          <table:table-cell table:formula="of:=ROUNDDOWN(4 * ([.I58] - [.K58]) / [.L5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ROUNDDOWN((SQRT([.B59]-1) + 1) /2)" office:value-type="float" office:value="3" calcext:value-type="float">
            <text:p>3</text:p>
          </table:table-cell>
          <table:table-cell table:formula="of:=(2*[.C59] - 1)*(2*[.C59] - 1) + 1" office:value-type="float" office:value="26" calcext:value-type="float">
            <text:p>26</text:p>
          </table:table-cell>
          <table:table-cell table:formula="of:=8*[.C59]" office:value-type="float" office:value="24" calcext:value-type="float">
            <text:p>24</text:p>
          </table:table-cell>
          <table:table-cell table:formula="of:=ROUNDDOWN(4 * ([.B59] - [.D59]) / [.E59])" office:value-type="float" office:value="3" calcext:value-type="float">
            <text:p>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ROUNDDOWN((SQRT([.I59]) + 1) /2)" office:value-type="float" office:value="3" calcext:value-type="float">
            <text:p>3</text:p>
          </table:table-cell>
          <table:table-cell table:formula="of:=(2*[.J59] - 1)*(2*[.J59] - 1)" office:value-type="float" office:value="25" calcext:value-type="float">
            <text:p>25</text:p>
          </table:table-cell>
          <table:table-cell table:formula="of:=8*[.J59]" office:value-type="float" office:value="24" calcext:value-type="float">
            <text:p>24</text:p>
          </table:table-cell>
          <table:table-cell table:formula="of:=ROUNDDOWN(4 * ([.I59] - [.K59]) / [.L5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ROUNDDOWN((SQRT([.B60]-1) + 1) /2)" office:value-type="float" office:value="3" calcext:value-type="float">
            <text:p>3</text:p>
          </table:table-cell>
          <table:table-cell table:formula="of:=(2*[.C60] - 1)*(2*[.C60] - 1) + 1" office:value-type="float" office:value="26" calcext:value-type="float">
            <text:p>26</text:p>
          </table:table-cell>
          <table:table-cell table:formula="of:=8*[.C60]" office:value-type="float" office:value="24" calcext:value-type="float">
            <text:p>24</text:p>
          </table:table-cell>
          <table:table-cell table:formula="of:=ROUNDDOWN(4 * ([.B60] - [.D60]) / [.E60])" office:value-type="float" office:value="3" calcext:value-type="float">
            <text:p>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ROUNDDOWN((SQRT([.I60]) + 1) /2)" office:value-type="float" office:value="3" calcext:value-type="float">
            <text:p>3</text:p>
          </table:table-cell>
          <table:table-cell table:formula="of:=(2*[.J60] - 1)*(2*[.J60] - 1)" office:value-type="float" office:value="25" calcext:value-type="float">
            <text:p>25</text:p>
          </table:table-cell>
          <table:table-cell table:formula="of:=8*[.J60]" office:value-type="float" office:value="24" calcext:value-type="float">
            <text:p>24</text:p>
          </table:table-cell>
          <table:table-cell table:formula="of:=ROUNDDOWN(4 * ([.I60] - [.K60]) / [.L6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ROUNDDOWN((SQRT([.B61]-1) + 1) /2)" office:value-type="float" office:value="3" calcext:value-type="float">
            <text:p>3</text:p>
          </table:table-cell>
          <table:table-cell table:formula="of:=(2*[.C61] - 1)*(2*[.C61] - 1) + 1" office:value-type="float" office:value="26" calcext:value-type="float">
            <text:p>26</text:p>
          </table:table-cell>
          <table:table-cell table:formula="of:=8*[.C61]" office:value-type="float" office:value="24" calcext:value-type="float">
            <text:p>24</text:p>
          </table:table-cell>
          <table:table-cell table:formula="of:=ROUNDDOWN(4 * ([.B61] - [.D61]) / [.E61])"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DOWN((SQRT([.I61]) + 1) /2)" office:value-type="float" office:value="3" calcext:value-type="float">
            <text:p>3</text:p>
          </table:table-cell>
          <table:table-cell table:formula="of:=(2*[.J61] - 1)*(2*[.J61] - 1)" office:value-type="float" office:value="25" calcext:value-type="float">
            <text:p>25</text:p>
          </table:table-cell>
          <table:table-cell table:formula="of:=8*[.J61]" office:value-type="float" office:value="24" calcext:value-type="float">
            <text:p>24</text:p>
          </table:table-cell>
          <table:table-cell table:formula="of:=ROUNDDOWN(4 * ([.I61] - [.K61]) / [.L6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OUNDDOWN((SQRT([.B62]-1) + 1) /2)" office:value-type="float" office:value="4" calcext:value-type="float">
            <text:p>4</text:p>
          </table:table-cell>
          <table:table-cell table:formula="of:=(2*[.C62] - 1)*(2*[.C62] - 1) + 1" office:value-type="float" office:value="50" calcext:value-type="float">
            <text:p>50</text:p>
          </table:table-cell>
          <table:table-cell table:formula="of:=8*[.C62]" office:value-type="float" office:value="32" calcext:value-type="float">
            <text:p>32</text:p>
          </table:table-cell>
          <table:table-cell table:formula="of:=ROUNDDOWN(4 * ([.B62] - [.D62]) / [.E62])"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ROUNDDOWN((SQRT([.I62]) + 1) /2)" office:value-type="float" office:value="4" calcext:value-type="float">
            <text:p>4</text:p>
          </table:table-cell>
          <table:table-cell table:formula="of:=(2*[.J62] - 1)*(2*[.J62] - 1)" office:value-type="float" office:value="49" calcext:value-type="float">
            <text:p>49</text:p>
          </table:table-cell>
          <table:table-cell table:formula="of:=8*[.J62]" office:value-type="float" office:value="32" calcext:value-type="float">
            <text:p>32</text:p>
          </table:table-cell>
          <table:table-cell table:formula="of:=ROUNDDOWN(4 * ([.I62] - [.K62]) / [.L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ROUNDDOWN((SQRT([.B63]-1) + 1) /2)" office:value-type="float" office:value="4" calcext:value-type="float">
            <text:p>4</text:p>
          </table:table-cell>
          <table:table-cell table:formula="of:=(2*[.C63] - 1)*(2*[.C63] - 1) + 1" office:value-type="float" office:value="50" calcext:value-type="float">
            <text:p>50</text:p>
          </table:table-cell>
          <table:table-cell table:formula="of:=8*[.C63]" office:value-type="float" office:value="32" calcext:value-type="float">
            <text:p>32</text:p>
          </table:table-cell>
          <table:table-cell table:formula="of:=ROUNDDOWN(4 * ([.B63] - [.D63]) / [.E63])"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DOWN((SQRT([.I63]) + 1) /2)" office:value-type="float" office:value="4" calcext:value-type="float">
            <text:p>4</text:p>
          </table:table-cell>
          <table:table-cell table:formula="of:=(2*[.J63] - 1)*(2*[.J63] - 1)" office:value-type="float" office:value="49" calcext:value-type="float">
            <text:p>49</text:p>
          </table:table-cell>
          <table:table-cell table:formula="of:=8*[.J63]" office:value-type="float" office:value="32" calcext:value-type="float">
            <text:p>32</text:p>
          </table:table-cell>
          <table:table-cell table:formula="of:=ROUNDDOWN(4 * ([.I63] - [.K63]) / [.L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ROUNDDOWN((SQRT([.B64]-1) + 1) /2)" office:value-type="float" office:value="4" calcext:value-type="float">
            <text:p>4</text:p>
          </table:table-cell>
          <table:table-cell table:formula="of:=(2*[.C64] - 1)*(2*[.C64] - 1) + 1" office:value-type="float" office:value="50" calcext:value-type="float">
            <text:p>50</text:p>
          </table:table-cell>
          <table:table-cell table:formula="of:=8*[.C64]" office:value-type="float" office:value="32" calcext:value-type="float">
            <text:p>32</text:p>
          </table:table-cell>
          <table:table-cell table:formula="of:=ROUNDDOWN(4 * ([.B64] - [.D64]) / [.E64])"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ROUNDDOWN((SQRT([.I64]) + 1) /2)" office:value-type="float" office:value="4" calcext:value-type="float">
            <text:p>4</text:p>
          </table:table-cell>
          <table:table-cell table:formula="of:=(2*[.J64] - 1)*(2*[.J64] - 1)" office:value-type="float" office:value="49" calcext:value-type="float">
            <text:p>49</text:p>
          </table:table-cell>
          <table:table-cell table:formula="of:=8*[.J64]" office:value-type="float" office:value="32" calcext:value-type="float">
            <text:p>32</text:p>
          </table:table-cell>
          <table:table-cell table:formula="of:=ROUNDDOWN(4 * ([.I64] - [.K64]) / [.L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ROUNDDOWN((SQRT([.B65]-1) + 1) /2)" office:value-type="float" office:value="4" calcext:value-type="float">
            <text:p>4</text:p>
          </table:table-cell>
          <table:table-cell table:formula="of:=(2*[.C65] - 1)*(2*[.C65] - 1) + 1" office:value-type="float" office:value="50" calcext:value-type="float">
            <text:p>50</text:p>
          </table:table-cell>
          <table:table-cell table:formula="of:=8*[.C65]" office:value-type="float" office:value="32" calcext:value-type="float">
            <text:p>32</text:p>
          </table:table-cell>
          <table:table-cell table:formula="of:=ROUNDDOWN(4 * ([.B65] - [.D65]) / [.E65])"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ROUNDDOWN((SQRT([.I65]) + 1) /2)" office:value-type="float" office:value="4" calcext:value-type="float">
            <text:p>4</text:p>
          </table:table-cell>
          <table:table-cell table:formula="of:=(2*[.J65] - 1)*(2*[.J65] - 1)" office:value-type="float" office:value="49" calcext:value-type="float">
            <text:p>49</text:p>
          </table:table-cell>
          <table:table-cell table:formula="of:=8*[.J65]" office:value-type="float" office:value="32" calcext:value-type="float">
            <text:p>32</text:p>
          </table:table-cell>
          <table:table-cell table:formula="of:=ROUNDDOWN(4 * ([.I65] - [.K65]) / [.L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ROUNDDOWN((SQRT([.B66]-1) + 1) /2)" office:value-type="float" office:value="4" calcext:value-type="float">
            <text:p>4</text:p>
          </table:table-cell>
          <table:table-cell table:formula="of:=(2*[.C66] - 1)*(2*[.C66] - 1) + 1" office:value-type="float" office:value="50" calcext:value-type="float">
            <text:p>50</text:p>
          </table:table-cell>
          <table:table-cell table:formula="of:=8*[.C66]" office:value-type="float" office:value="32" calcext:value-type="float">
            <text:p>32</text:p>
          </table:table-cell>
          <table:table-cell table:formula="of:=ROUNDDOWN(4 * ([.B66] - [.D66]) / [.E66])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ROUNDDOWN((SQRT([.I66]) + 1) /2)" office:value-type="float" office:value="4" calcext:value-type="float">
            <text:p>4</text:p>
          </table:table-cell>
          <table:table-cell table:formula="of:=(2*[.J66] - 1)*(2*[.J66] - 1)" office:value-type="float" office:value="49" calcext:value-type="float">
            <text:p>49</text:p>
          </table:table-cell>
          <table:table-cell table:formula="of:=8*[.J66]" office:value-type="float" office:value="32" calcext:value-type="float">
            <text:p>32</text:p>
          </table:table-cell>
          <table:table-cell table:formula="of:=ROUNDDOWN(4 * ([.I66] - [.K66]) / [.L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ROUNDDOWN((SQRT([.B67]-1) + 1) /2)" office:value-type="float" office:value="4" calcext:value-type="float">
            <text:p>4</text:p>
          </table:table-cell>
          <table:table-cell table:formula="of:=(2*[.C67] - 1)*(2*[.C67] - 1) + 1" office:value-type="float" office:value="50" calcext:value-type="float">
            <text:p>50</text:p>
          </table:table-cell>
          <table:table-cell table:formula="of:=8*[.C67]" office:value-type="float" office:value="32" calcext:value-type="float">
            <text:p>32</text:p>
          </table:table-cell>
          <table:table-cell table:formula="of:=ROUNDDOWN(4 * ([.B67] - [.D67]) / [.E67])"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ROUNDDOWN((SQRT([.I67]) + 1) /2)" office:value-type="float" office:value="4" calcext:value-type="float">
            <text:p>4</text:p>
          </table:table-cell>
          <table:table-cell table:formula="of:=(2*[.J67] - 1)*(2*[.J67] - 1)" office:value-type="float" office:value="49" calcext:value-type="float">
            <text:p>49</text:p>
          </table:table-cell>
          <table:table-cell table:formula="of:=8*[.J67]" office:value-type="float" office:value="32" calcext:value-type="float">
            <text:p>32</text:p>
          </table:table-cell>
          <table:table-cell table:formula="of:=ROUNDDOWN(4 * ([.I67] - [.K67]) / [.L6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MonoNarrow" svg:font-family="InputMonoNarrow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Maida</meta:initial-creator>
    <meta:creation-date>2018-12-02T09:25:09.754000000</meta:creation-date>
    <dc:date>2018-12-02T10:44:46.477000000</dc:date>
    <dc:creator>Harald Maida</dc:creator>
    <meta:editing-duration>PT1M24S</meta:editing-duration>
    <meta:editing-cycles>1</meta:editing-cycles>
    <meta:generator>LibreOffice/6.0.7.3$Windows_X86_64 LibreOffice_project/dc89aa7a9eabfd848af146d5086077aeed2ae4a5</meta:generator>
    <meta:document-statistic meta:table-count="1" meta:cell-count="582" meta:object-count="0"/>
  </office:meta>
</office:document-meta>
</file>